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01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ext-properties fo:language="en" fo:country="GB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Excel_20_Built-in_20_Normal">
      <style:table-cell-properties fo:background-color="transparent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44546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44546a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 style:data-style-name="N111">
      <style:table-cell-properties style:diagonal-bl-tr="none" style:diagonal-tl-br="none" style:rotation-align="none"/>
    </style:style>
    <style:style style:name="ce8" style:family="table-cell" style:parent-style-name="Excel_20_Built-in_20_Normal" style:data-style-name="N111">
      <style:table-cell-properties fo:background-color="#deebf7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>
      <style:table-cell-properties fo:background-color="#44546a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ackground-color="#ed7d3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>
      <style:table-cell-properties fo:background-color="#ed7d31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>
      <style:table-cell-properties fo:background-color="#ed7d31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Normal" style:data-style-name="N111"/>
    <style:style style:name="ce18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none" fo:background-color="#00b0f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able-cell-properties fo:background-color="#00b0f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fo:background-color="#00b0f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able-cell-properties fo:background-color="#54823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Normal">
      <style:table-cell-properties fo:background-color="#548235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Excel_20_Built-in_20_Normal">
      <style:table-cell-properties fo:background-color="#548235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>
      <style:table-cell-properties fo:background-color="#bf9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fo:background-color="#bf90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>
      <style:table-cell-properties fo:background-color="#bf90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Normal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4" table:default-cell-style-name="Excel_20_Built-in_20_Normal"/>
        <table:table-column table:style-name="co3" table:number-columns-repeated="999" table:default-cell-style-name="Excel_20_Built-in_20_Normal"/>
        <table:table-row table:style-name="ro1">
          <table:table-cell table:style-name="ce1" office:value-type="string">
            <text:p>β </text:p>
          </table:table-cell>
          <table:table-cell table:style-name="ce1" table:formula="of:=28.29/11.86" office:value-type="float" office:value="2.38532883642496">
            <text:p>2.3853288364</text:p>
          </table:table-cell>
          <table:table-cell table:style-name="ce9" table:number-columns-repeated="3"/>
          <table:table-cell table:style-name="ce4"/>
          <table:table-cell table:style-name="ce9" table:number-columns-repeated="3"/>
          <table:table-cell table:style-name="ce14"/>
          <table:table-cell table:style-name="ce9"/>
          <table:table-cell table:style-name="ce14" table:number-columns-repeated="2"/>
          <table:table-cell table:style-name="ce19"/>
          <table:table-cell table:style-name="ce9" table:number-columns-repeated="3"/>
          <table:table-cell table:style-name="ce4"/>
          <table:table-cell table:style-name="ce9" table:number-columns-repeated="3"/>
          <table:table-cell table:style-name="ce4"/>
          <table:table-cell table:style-name="ce9" table:number-columns-repeated="3"/>
          <table:table-cell table:style-name="ce29" table:number-columns-repeated="999"/>
        </table:table-row>
        <table:table-row table:style-name="ro1">
          <table:table-cell table:style-name="ce2"/>
          <table:table-cell table:style-name="ce4"/>
          <table:table-cell table:style-name="ce9" table:number-columns-repeated="3"/>
          <table:table-cell table:style-name="ce4"/>
          <table:table-cell table:style-name="ce9" table:number-columns-repeated="3"/>
          <table:table-cell table:style-name="ce14"/>
          <table:table-cell table:style-name="ce9"/>
          <table:table-cell table:style-name="ce14" table:number-columns-repeated="2"/>
          <table:table-cell table:style-name="ce19"/>
          <table:table-cell table:style-name="ce9" table:number-columns-repeated="3"/>
          <table:table-cell table:style-name="ce4"/>
          <table:table-cell table:style-name="ce9" table:number-columns-repeated="3"/>
          <table:table-cell table:style-name="ce4"/>
          <table:table-cell table:style-name="ce9" table:number-columns-repeated="3"/>
          <table:table-cell table:style-name="ce29" table:number-columns-repeated="999"/>
        </table:table-row>
        <table:table-row table:style-name="ro1">
          <table:table-cell table:style-name="ce3"/>
          <table:table-cell table:style-name="ce5" office:value-type="string" table:number-columns-spanned="4" table:number-rows-spanned="1">
            <text:p>bert-base-uncase</text:p>
          </table:table-cell>
          <table:covered-table-cell table:number-columns-repeated="3" table:style-name="ce10"/>
          <table:table-cell table:style-name="ce11" office:value-type="string" table:number-columns-spanned="4" table:number-rows-spanned="1">
            <text:p>bert-large-uncase</text:p>
          </table:table-cell>
          <table:covered-table-cell table:number-columns-repeated="3" table:style-name="ce13"/>
          <table:table-cell table:style-name="ce15" office:value-type="string" table:number-columns-spanned="4" table:number-rows-spanned="1">
            <text:p>roberta-base</text:p>
          </table:table-cell>
          <table:covered-table-cell table:style-name="ce18"/>
          <table:covered-table-cell table:number-columns-repeated="2" table:style-name="ce15"/>
          <table:table-cell table:style-name="ce20" office:value-type="string" table:number-columns-spanned="4" table:number-rows-spanned="1">
            <text:p>roberta-large</text:p>
          </table:table-cell>
          <table:covered-table-cell table:number-columns-repeated="3" table:style-name="ce22"/>
          <table:table-cell table:style-name="ce23" office:value-type="string" table:number-columns-spanned="4" table:number-rows-spanned="1">
            <text:p>xlnet-base-cased</text:p>
          </table:table-cell>
          <table:covered-table-cell table:number-columns-repeated="3" table:style-name="ce25"/>
          <table:table-cell table:style-name="ce26" office:value-type="string" table:number-columns-spanned="4" table:number-rows-spanned="1">
            <text:p>xlnet-large-cased</text:p>
          </table:table-cell>
          <table:covered-table-cell table:number-columns-repeated="3" table:style-name="ce28"/>
          <table:table-cell table:number-columns-repeated="999"/>
        </table:table-row>
        <table:table-row table:style-name="ro1">
          <table:table-cell table:style-name="ce3" office:value-type="string">
            <text:p>bin</text:p>
          </table:table-cell>
          <table:table-cell table:style-name="ce6" office:value-type="string">
            <text:p>precision</text:p>
          </table:table-cell>
          <table:table-cell table:style-name="ce6" office:value-type="string">
            <text:p>recall</text:p>
          </table:table-cell>
          <table:table-cell table:style-name="ce6" office:value-type="string">
            <text:p>f1</text:p>
          </table:table-cell>
          <table:table-cell table:style-name="ce6" office:value-type="string">
            <text:p>fβ </text:p>
          </table:table-cell>
          <table:table-cell table:style-name="ce12" office:value-type="string">
            <text:p>precision</text:p>
          </table:table-cell>
          <table:table-cell table:style-name="ce12" office:value-type="string">
            <text:p>recall</text:p>
          </table:table-cell>
          <table:table-cell table:style-name="ce12" office:value-type="string">
            <text:p>f1</text:p>
          </table:table-cell>
          <table:table-cell table:style-name="ce12" office:value-type="string">
            <text:p>fβ </text:p>
          </table:table-cell>
          <table:table-cell table:style-name="ce16" office:value-type="string">
            <text:p>precision</text:p>
          </table:table-cell>
          <table:table-cell table:style-name="ce16" office:value-type="string">
            <text:p>recall</text:p>
          </table:table-cell>
          <table:table-cell table:style-name="ce16" office:value-type="string">
            <text:p>f1</text:p>
          </table:table-cell>
          <table:table-cell table:style-name="ce16" office:value-type="string">
            <text:p>fβ </text:p>
          </table:table-cell>
          <table:table-cell table:style-name="ce21" office:value-type="string">
            <text:p>precision</text:p>
          </table:table-cell>
          <table:table-cell table:style-name="ce21" office:value-type="string">
            <text:p>recall</text:p>
          </table:table-cell>
          <table:table-cell table:style-name="ce21" office:value-type="string">
            <text:p>f1</text:p>
          </table:table-cell>
          <table:table-cell table:style-name="ce21" office:value-type="string">
            <text:p>fβ </text:p>
          </table:table-cell>
          <table:table-cell table:style-name="ce24" office:value-type="string">
            <text:p>precision</text:p>
          </table:table-cell>
          <table:table-cell table:style-name="ce24" office:value-type="string">
            <text:p>recall</text:p>
          </table:table-cell>
          <table:table-cell table:style-name="ce24" office:value-type="string">
            <text:p>f1</text:p>
          </table:table-cell>
          <table:table-cell table:style-name="ce24" office:value-type="string">
            <text:p>fβ </text:p>
          </table:table-cell>
          <table:table-cell table:style-name="ce27" office:value-type="string">
            <text:p>precision</text:p>
          </table:table-cell>
          <table:table-cell table:style-name="ce27" office:value-type="string">
            <text:p>recall</text:p>
          </table:table-cell>
          <table:table-cell table:style-name="ce27" office:value-type="string">
            <text:p>f1</text:p>
          </table:table-cell>
          <table:table-cell table:style-name="ce27" office:value-type="string">
            <text:p>fβ </text:p>
          </table:table-cell>
          <table:table-cell table:number-columns-repeated="99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0.148148148148148">
            <text:p>0.148</text:p>
          </table:table-cell>
          <table:table-cell table:style-name="ce7" office:value-type="float" office:value="0.0759493670886076">
            <text:p>0.076</text:p>
          </table:table-cell>
          <table:table-cell table:style-name="ce7" office:value-type="float" office:value="0.100418410041841">
            <text:p>0.100</text:p>
          </table:table-cell>
          <table:table-cell table:style-name="ce7" table:formula="of:=(1+[.$B$1]*[.$B$1])*[.B5]*[.C5]/(([.$B$1]*[.$B$1]*[.B5])+[.C5])" office:value-type="float" office:value="0.0819168940977155">
            <text:p>0.082</text:p>
          </table:table-cell>
          <table:table-cell table:style-name="ce7" office:value-type="float" office:value="0.786561264822134">
            <text:p>0.787</text:p>
          </table:table-cell>
          <table:table-cell table:style-name="ce7" office:value-type="float" office:value="0.549218031278748">
            <text:p>0.549</text:p>
          </table:table-cell>
          <table:table-cell table:style-name="ce7" office:value-type="float" office:value="0.646803900325027">
            <text:p>0.647</text:p>
          </table:table-cell>
          <table:table-cell table:style-name="ce7" table:formula="of:=(1+[.$B$1]*[.$B$1])*[.F5]*[.G5]/(([.$B$1]*[.$B$1]*[.F5])+[.G5])" office:value-type="float" office:value="0.575161083530449">
            <text:p>0.575</text:p>
          </table:table-cell>
          <table:table-cell table:style-name="ce17" office:value-type="float" office:value="0.443729903536977">
            <text:p>0.444</text:p>
          </table:table-cell>
          <table:table-cell table:style-name="ce17" office:value-type="float" office:value="0.436708860759493">
            <text:p>0.437</text:p>
          </table:table-cell>
          <table:table-cell table:style-name="ce17" office:value-type="float" office:value="0.440191387559808">
            <text:p>0.440</text:p>
          </table:table-cell>
          <table:table-cell table:style-name="ce7" table:formula="of:=(1+[.$B$1]*[.$B$1])*[.J5]*[.K5]/(([.$B$1]*[.$B$1]*[.J5])+[.K5])" office:value-type="float" office:value="0.437744218938288">
            <text:p>0.438</text:p>
          </table:table-cell>
          <table:table-cell table:style-name="ce7" office:value-type="float" office:value="0.791604197901049">
            <text:p>0.792</text:p>
          </table:table-cell>
          <table:table-cell table:style-name="ce7" office:value-type="float" office:value="0.485740570377184">
            <text:p>0.486</text:p>
          </table:table-cell>
          <table:table-cell table:style-name="ce7" office:value-type="float" office:value="0.602052451539338">
            <text:p>0.602</text:p>
          </table:table-cell>
          <table:table-cell table:style-name="ce7" table:formula="of:=(1+[.$B$1]*[.$B$1])*[.N5]*[.O5]/(([.$B$1]*[.$B$1]*[.N5])+[.O5])" office:value-type="float" office:value="0.515515355055669">
            <text:p>0.516</text:p>
          </table:table-cell>
          <table:table-cell table:style-name="ce7" office:value-type="float" office:value="0.353658536585365">
            <text:p>0.354</text:p>
          </table:table-cell>
          <table:table-cell table:style-name="ce7" office:value-type="float" office:value="0.367088607594936">
            <text:p>0.367</text:p>
          </table:table-cell>
          <table:table-cell table:style-name="ce7" office:value-type="float" office:value="0.360248447204968">
            <text:p>0.360</text:p>
          </table:table-cell>
          <table:table-cell table:style-name="ce7" table:formula="of:=(1+[.$B$1]*[.$B$1])*[.R5]*[.S5]/(([.$B$1]*[.$B$1]*[.R5])+[.S5])" office:value-type="float" office:value="0.365016587127123">
            <text:p>0.365</text:p>
          </table:table-cell>
          <table:table-cell table:style-name="ce7" office:value-type="float" office:value="0.812280701754385">
            <text:p>0.812</text:p>
          </table:table-cell>
          <table:table-cell table:style-name="ce7" office:value-type="float" office:value="0.425942962281508">
            <text:p>0.426</text:p>
          </table:table-cell>
          <table:table-cell table:style-name="ce7" office:value-type="float" office:value="0.558841279420639">
            <text:p>0.559</text:p>
          </table:table-cell>
          <table:table-cell table:style-name="ce7" table:formula="of:=(1+[.$B$1]*[.$B$1])*[.V5]*[.W5]/(([.$B$1]*[.$B$1]*[.V5])+[.W5])" office:value-type="float" office:value="0.458543827662455">
            <text:p>0.459</text:p>
          </table:table-cell>
          <table:table-cell table:number-columns-repeated="99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float" office:value="0.791970802919708">
            <text:p>0.792</text:p>
          </table:table-cell>
          <table:table-cell table:style-name="ce7" office:value-type="float" office:value="0.550761421319797">
            <text:p>0.551</text:p>
          </table:table-cell>
          <table:table-cell table:style-name="ce7" office:value-type="float" office:value="0.649700598802395">
            <text:p>0.650</text:p>
          </table:table-cell>
          <table:table-cell table:style-name="ce7" table:formula="of:=(1+[.$B$1]*[.$B$1])*[.B6]*[.C6]/(([.$B$1]*[.$B$1]*[.B6])+[.C6])" office:value-type="float" office:value="0.577032162274366">
            <text:p>0.577</text:p>
          </table:table-cell>
          <table:table-cell table:style-name="ce7" office:value-type="float" office:value="0.652466367713004">
            <text:p>0.652</text:p>
          </table:table-cell>
          <table:table-cell table:style-name="ce7" office:value-type="float" office:value="0.282798833819242">
            <text:p>0.283</text:p>
          </table:table-cell>
          <table:table-cell table:style-name="ce7" office:value-type="float" office:value="0.39457627118644">
            <text:p>0.395</text:p>
          </table:table-cell>
          <table:table-cell table:style-name="ce7" table:formula="of:=(1+[.$B$1]*[.$B$1])*[.F6]*[.G6]/(([.$B$1]*[.$B$1]*[.F6])+[.G6])" office:value-type="float" office:value="0.308965635016181">
            <text:p>0.309</text:p>
          </table:table-cell>
          <table:table-cell table:style-name="ce17" office:value-type="float" office:value="0.763826606875934">
            <text:p>0.764</text:p>
          </table:table-cell>
          <table:table-cell table:style-name="ce17" office:value-type="float" office:value="0.648477157360406">
            <text:p>0.648</text:p>
          </table:table-cell>
          <table:table-cell table:style-name="ce17" office:value-type="float" office:value="0.701441317776252">
            <text:p>0.701</text:p>
          </table:table-cell>
          <table:table-cell table:style-name="ce7" table:formula="of:=(1+[.$B$1]*[.$B$1])*[.J6]*[.K6]/(([.$B$1]*[.$B$1]*[.J6])+[.K6])" office:value-type="float" office:value="0.663453949601439">
            <text:p>0.663</text:p>
          </table:table-cell>
          <table:table-cell table:style-name="ce7" office:value-type="float" office:value="0.574193548387096">
            <text:p>0.574</text:p>
          </table:table-cell>
          <table:table-cell table:style-name="ce7" office:value-type="float" office:value="0.259475218658892">
            <text:p>0.259</text:p>
          </table:table-cell>
          <table:table-cell table:style-name="ce7" office:value-type="float" office:value="0.357429718875502">
            <text:p>0.357</text:p>
          </table:table-cell>
          <table:table-cell table:style-name="ce7" table:formula="of:=(1+[.$B$1]*[.$B$1])*[.N6]*[.O6]/(([.$B$1]*[.$B$1]*[.N6])+[.O6])" office:value-type="float" office:value="0.282631659873242">
            <text:p>0.283</text:p>
          </table:table-cell>
          <table:table-cell table:style-name="ce7" office:value-type="float" office:value="0.807692307692307">
            <text:p>0.808</text:p>
          </table:table-cell>
          <table:table-cell table:style-name="ce7" office:value-type="float" office:value="0.746192893401015">
            <text:p>0.746</text:p>
          </table:table-cell>
          <table:table-cell table:style-name="ce7" office:value-type="float" office:value="0.775725593667546">
            <text:p>0.776</text:p>
          </table:table-cell>
          <table:table-cell table:style-name="ce7" table:formula="of:=(1+[.$B$1]*[.$B$1])*[.R6]*[.S6]/(([.$B$1]*[.$B$1]*[.R6])+[.S6])" office:value-type="float" office:value="0.754783717630133">
            <text:p>0.755</text:p>
          </table:table-cell>
          <table:table-cell table:style-name="ce7" office:value-type="float" office:value="0.786301369863013">
            <text:p>0.786</text:p>
          </table:table-cell>
          <table:table-cell table:style-name="ce7" office:value-type="float" office:value="0.5578231292517">
            <text:p>0.558</text:p>
          </table:table-cell>
          <table:table-cell table:style-name="ce7" office:value-type="float" office:value="0.652643547470153">
            <text:p>0.653</text:p>
          </table:table-cell>
          <table:table-cell table:style-name="ce7" table:formula="of:=(1+[.$B$1]*[.$B$1])*[.V6]*[.W6]/(([.$B$1]*[.$B$1]*[.V6])+[.W6])" office:value-type="float" office:value="0.583152550732008">
            <text:p>0.583</text:p>
          </table:table-cell>
          <table:table-cell table:number-columns-repeated="999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7" office:value-type="float" office:value="0.656462585034013">
            <text:p>0.656</text:p>
          </table:table-cell>
          <table:table-cell table:style-name="ce7" office:value-type="float" office:value="0.574404761904761">
            <text:p>0.574</text:p>
          </table:table-cell>
          <table:table-cell table:style-name="ce7" office:value-type="float" office:value="0.612698412698412">
            <text:p>0.613</text:p>
          </table:table-cell>
          <table:table-cell table:style-name="ce7" table:formula="of:=(1+[.$B$1]*[.$B$1])*[.B7]*[.C7]/(([.$B$1]*[.$B$1]*[.B7])+[.C7])" office:value-type="float" office:value="0.585341982323244">
            <text:p>0.585</text:p>
          </table:table-cell>
          <table:table-cell table:style-name="ce7" office:value-type="float" office:value="0.867158671586715">
            <text:p>0.867</text:p>
          </table:table-cell>
          <table:table-cell table:style-name="ce7" office:value-type="float" office:value="0.703592814371257">
            <text:p>0.704</text:p>
          </table:table-cell>
          <table:table-cell table:style-name="ce7" office:value-type="float" office:value="0.776859504132231">
            <text:p>0.777</text:p>
          </table:table-cell>
          <table:table-cell table:style-name="ce7" table:formula="of:=(1+[.$B$1]*[.$B$1])*[.F7]*[.G7]/(([.$B$1]*[.$B$1]*[.F7])+[.G7])" office:value-type="float" office:value="0.724006616232335">
            <text:p>0.724</text:p>
          </table:table-cell>
          <table:table-cell table:style-name="ce17" office:value-type="float" office:value="0.548951048951049">
            <text:p>0.549</text:p>
          </table:table-cell>
          <table:table-cell table:style-name="ce17" office:value-type="float" office:value="0.467261904761904">
            <text:p>0.467</text:p>
          </table:table-cell>
          <table:table-cell table:style-name="ce17" office:value-type="float" office:value="0.504823151125401">
            <text:p>0.505</text:p>
          </table:table-cell>
          <table:table-cell table:style-name="ce7" table:formula="of:=(1+[.$B$1]*[.$B$1])*[.J7]*[.K7]/(([.$B$1]*[.$B$1]*[.J7])+[.K7])" office:value-type="float" office:value="0.477892265593964">
            <text:p>0.478</text:p>
          </table:table-cell>
          <table:table-cell table:style-name="ce7" office:value-type="float" office:value="0.866771159874608">
            <text:p>0.867</text:p>
          </table:table-cell>
          <table:table-cell table:style-name="ce7" office:value-type="float" office:value="0.827844311377245">
            <text:p>0.828</text:p>
          </table:table-cell>
          <table:table-cell table:style-name="ce7" office:value-type="float" office:value="0.846860643185298">
            <text:p>0.847</text:p>
          </table:table-cell>
          <table:table-cell table:style-name="ce7" table:formula="of:=(1+[.$B$1]*[.$B$1])*[.N7]*[.O7]/(([.$B$1]*[.$B$1]*[.N7])+[.O7])" office:value-type="float" office:value="0.833439388681497">
            <text:p>0.833</text:p>
          </table:table-cell>
          <table:table-cell table:style-name="ce7" office:value-type="float" office:value="0.704918032786885">
            <text:p>0.705</text:p>
          </table:table-cell>
          <table:table-cell table:style-name="ce7" office:value-type="float" office:value="0.383928571428571">
            <text:p>0.384</text:p>
          </table:table-cell>
          <table:table-cell table:style-name="ce7" office:value-type="float" office:value="0.497109826589595">
            <text:p>0.497</text:p>
          </table:table-cell>
          <table:table-cell table:style-name="ce7" table:formula="of:=(1+[.$B$1]*[.$B$1])*[.R7]*[.S7]/(([.$B$1]*[.$B$1]*[.R7])+[.S7])" office:value-type="float" office:value="0.411970338623675">
            <text:p>0.412</text:p>
          </table:table-cell>
          <table:table-cell table:style-name="ce7" office:value-type="float" office:value="0.792998477929984">
            <text:p>0.793</text:p>
          </table:table-cell>
          <table:table-cell table:style-name="ce7" office:value-type="float" office:value="0.779940119760479">
            <text:p>0.780</text:p>
          </table:table-cell>
          <table:table-cell table:style-name="ce7" office:value-type="float" office:value="0.786415094339622">
            <text:p>0.786</text:p>
          </table:table-cell>
          <table:table-cell table:style-name="ce7" table:formula="of:=(1+[.$B$1]*[.$B$1])*[.V7]*[.W7]/(([.$B$1]*[.$B$1]*[.V7])+[.W7])" office:value-type="float" office:value="0.781864695929248">
            <text:p>0.782</text:p>
          </table:table-cell>
          <table:table-cell table:number-columns-repeated="999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0.189189189189189">
            <text:p>0.189</text:p>
          </table:table-cell>
          <table:table-cell table:style-name="ce7" office:value-type="float" office:value="0.142131979695431">
            <text:p>0.142</text:p>
          </table:table-cell>
          <table:table-cell table:style-name="ce7" office:value-type="float" office:value="0.16231884057971">
            <text:p>0.162</text:p>
          </table:table-cell>
          <table:table-cell table:style-name="ce7" table:formula="of:=(1+[.$B$1]*[.$B$1])*[.B8]*[.C8]/(([.$B$1]*[.$B$1]*[.B8])+[.C8])" office:value-type="float" office:value="0.147620611940449">
            <text:p>0.148</text:p>
          </table:table-cell>
          <table:table-cell table:style-name="ce7" office:value-type="float" office:value="0.928308823529411">
            <text:p>0.928</text:p>
          </table:table-cell>
          <table:table-cell table:style-name="ce7" office:value-type="float" office:value="0.708606173994387">
            <text:p>0.709</text:p>
          </table:table-cell>
          <table:table-cell table:style-name="ce7" office:value-type="float" office:value="0.803713527851458">
            <text:p>0.804</text:p>
          </table:table-cell>
          <table:table-cell table:style-name="ce7" table:formula="of:=(1+[.$B$1]*[.$B$1])*[.F8]*[.G8]/(([.$B$1]*[.$B$1]*[.F8])+[.G8])" office:value-type="float" office:value="0.734594466492588">
            <text:p>0.735</text:p>
          </table:table-cell>
          <table:table-cell table:style-name="ce17" office:value-type="float" office:value="0.416666666666666">
            <text:p>0.417</text:p>
          </table:table-cell>
          <table:table-cell table:style-name="ce17" office:value-type="float" office:value="0.203045685279187">
            <text:p>0.203</text:p>
          </table:table-cell>
          <table:table-cell table:style-name="ce17" office:value-type="float" office:value="0.273037542662116">
            <text:p>0.273</text:p>
          </table:table-cell>
          <table:table-cell table:style-name="ce7" table:formula="of:=(1+[.$B$1]*[.$B$1])*[.J8]*[.K8]/(([.$B$1]*[.$B$1]*[.J8])+[.K8])" office:value-type="float" office:value="0.219898174129587">
            <text:p>0.220</text:p>
          </table:table-cell>
          <table:table-cell table:style-name="ce7" office:value-type="float" office:value="0.577800829875518">
            <text:p>0.578</text:p>
          </table:table-cell>
          <table:table-cell table:style-name="ce7" office:value-type="float" office:value="0.521047708138447">
            <text:p>0.521</text:p>
          </table:table-cell>
          <table:table-cell table:style-name="ce7" office:value-type="float" office:value="0.547958681751106">
            <text:p>0.548</text:p>
          </table:table-cell>
          <table:table-cell table:style-name="ce7" table:formula="of:=(1+[.$B$1]*[.$B$1])*[.N8]*[.O8]/(([.$B$1]*[.$B$1]*[.N8])+[.O8])" office:value-type="float" office:value="0.528811969534095">
            <text:p>0.529</text:p>
          </table:table-cell>
          <table:table-cell table:style-name="ce7" office:value-type="float" office:value="0.367924528301886">
            <text:p>0.368</text:p>
          </table:table-cell>
          <table:table-cell table:style-name="ce7" office:value-type="float" office:value="0.197969543147208">
            <text:p>0.198</text:p>
          </table:table-cell>
          <table:table-cell table:style-name="ce7" office:value-type="float" office:value="0.257425742574257">
            <text:p>0.257</text:p>
          </table:table-cell>
          <table:table-cell table:style-name="ce7" table:formula="of:=(1+[.$B$1]*[.$B$1])*[.R8]*[.S8]/(([.$B$1]*[.$B$1]*[.R8])+[.S8])" office:value-type="float" office:value="0.212653205058162">
            <text:p>0.213</text:p>
          </table:table-cell>
          <table:table-cell table:style-name="ce7" office:value-type="float" office:value="0.925326695706285">
            <text:p>0.925</text:p>
          </table:table-cell>
          <table:table-cell table:style-name="ce7" office:value-type="float" office:value="0.695509822263798">
            <text:p>0.696</text:p>
          </table:table-cell>
          <table:table-cell table:style-name="ce7" office:value-type="float" office:value="0.794125500667556">
            <text:p>0.794</text:p>
          </table:table-cell>
          <table:table-cell table:style-name="ce7" table:formula="of:=(1+[.$B$1]*[.$B$1])*[.V8]*[.W8]/(([.$B$1]*[.$B$1]*[.V8])+[.W8])" office:value-type="float" office:value="0.722326671408565">
            <text:p>0.722</text:p>
          </table:table-cell>
          <table:table-cell table:number-columns-repeated="999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7" office:value-type="float" office:value="0.676691729323308">
            <text:p>0.677</text:p>
          </table:table-cell>
          <table:table-cell table:style-name="ce7" office:value-type="float" office:value="0.586319218241042">
            <text:p>0.586</text:p>
          </table:table-cell>
          <table:table-cell table:style-name="ce7" office:value-type="float" office:value="0.6282722513089">
            <text:p>0.628</text:p>
          </table:table-cell>
          <table:table-cell table:style-name="ce7" table:formula="of:=(1+[.$B$1]*[.$B$1])*[.B9]*[.C9]/(([.$B$1]*[.$B$1]*[.B9])+[.C9])" office:value-type="float" office:value="0.598262524193781">
            <text:p>0.598</text:p>
          </table:table-cell>
          <table:table-cell table:style-name="ce7" office:value-type="float" office:value="0.824343506032647">
            <text:p>0.824</text:p>
          </table:table-cell>
          <table:table-cell table:style-name="ce7" office:value-type="float" office:value="0.680433509080257">
            <text:p>0.680</text:p>
          </table:table-cell>
          <table:table-cell table:style-name="ce7" office:value-type="float" office:value="0.745507060333761">
            <text:p>0.746</text:p>
          </table:table-cell>
          <table:table-cell table:style-name="ce7" table:formula="of:=(1+[.$B$1]*[.$B$1])*[.F9]*[.G9]/(([.$B$1]*[.$B$1]*[.F9])+[.G9])" office:value-type="float" office:value="0.6986657251424">
            <text:p>0.699</text:p>
          </table:table-cell>
          <table:table-cell table:style-name="ce17" office:value-type="float" office:value="0.875">
            <text:p>0.875</text:p>
          </table:table-cell>
          <table:table-cell table:style-name="ce17" office:value-type="float" office:value="0.661237785016286">
            <text:p>0.661</text:p>
          </table:table-cell>
          <table:table-cell table:style-name="ce17" office:value-type="float" office:value="0.753246753246753">
            <text:p>0.753</text:p>
          </table:table-cell>
          <table:table-cell table:style-name="ce7" table:formula="of:=(1+[.$B$1]*[.$B$1])*[.J9]*[.K9]/(([.$B$1]*[.$B$1]*[.J9])+[.K9])" office:value-type="float" office:value="0.686300282305597">
            <text:p>0.686</text:p>
          </table:table-cell>
          <table:table-cell table:style-name="ce7" office:value-type="float" office:value="0.723104056437389">
            <text:p>0.723</text:p>
          </table:table-cell>
          <table:table-cell table:style-name="ce7" office:value-type="float" office:value="0.240187463386057">
            <text:p>0.240</text:p>
          </table:table-cell>
          <table:table-cell table:style-name="ce7" office:value-type="float" office:value="0.360598065083553">
            <text:p>0.361</text:p>
          </table:table-cell>
          <table:table-cell table:style-name="ce7" table:formula="of:=(1+[.$B$1]*[.$B$1])*[.N9]*[.O9]/(([.$B$1]*[.$B$1]*[.N9])+[.O9])" office:value-type="float" office:value="0.266824391280645">
            <text:p>0.267</text:p>
          </table:table-cell>
          <table:table-cell table:style-name="ce7" office:value-type="float" office:value="0.765853658536585">
            <text:p>0.766</text:p>
          </table:table-cell>
          <table:table-cell table:style-name="ce7" office:value-type="float" office:value="0.511400651465798">
            <text:p>0.511</text:p>
          </table:table-cell>
          <table:table-cell table:style-name="ce7" office:value-type="float" office:value="0.61328125">
            <text:p>0.613</text:p>
          </table:table-cell>
          <table:table-cell table:style-name="ce7" table:formula="of:=(1+[.$B$1]*[.$B$1])*[.R9]*[.S9]/(([.$B$1]*[.$B$1]*[.R9])+[.S9])" office:value-type="float" office:value="0.53812662630001">
            <text:p>0.538</text:p>
          </table:table-cell>
          <table:table-cell table:style-name="ce7" office:value-type="float" office:value="0.86448848419925">
            <text:p>0.864</text:p>
          </table:table-cell>
          <table:table-cell table:style-name="ce7" office:value-type="float" office:value="0.472759226713532">
            <text:p>0.473</text:p>
          </table:table-cell>
          <table:table-cell table:style-name="ce7" office:value-type="float" office:value="0.611247869721643">
            <text:p>0.611</text:p>
          </table:table-cell>
          <table:table-cell table:style-name="ce7" table:formula="of:=(1+[.$B$1]*[.$B$1])*[.V9]*[.W9]/(([.$B$1]*[.$B$1]*[.V9])+[.W9])" office:value-type="float" office:value="0.507108280377342">
            <text:p>0.507</text:p>
          </table:table-cell>
          <table:table-cell table:number-columns-repeated="999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7" office:value-type="float" office:value="0.733333333333333">
            <text:p>0.733</text:p>
          </table:table-cell>
          <table:table-cell table:style-name="ce7" office:value-type="float" office:value="0.391923990498812">
            <text:p>0.392</text:p>
          </table:table-cell>
          <table:table-cell table:style-name="ce7" office:value-type="float" office:value="0.510835913312693">
            <text:p>0.511</text:p>
          </table:table-cell>
          <table:table-cell table:style-name="ce7" table:formula="of:=(1+[.$B$1]*[.$B$1])*[.B10]*[.C10]/(([.$B$1]*[.$B$1]*[.B10])+[.C10])" office:value-type="float" office:value="0.421238984538952">
            <text:p>0.421</text:p>
          </table:table-cell>
          <table:table-cell table:style-name="ce7" office:value-type="float" office:value="0.272532188841201">
            <text:p>0.273</text:p>
          </table:table-cell>
          <table:table-cell table:style-name="ce7" office:value-type="float" office:value="0.224778761061946">
            <text:p>0.225</text:p>
          </table:table-cell>
          <table:table-cell table:style-name="ce7" office:value-type="float" office:value="0.246362754607177">
            <text:p>0.246</text:p>
          </table:table-cell>
          <table:table-cell table:style-name="ce7" table:formula="of:=(1+[.$B$1]*[.$B$1])*[.F10]*[.G10]/(([.$B$1]*[.$B$1]*[.F10])+[.G10])" office:value-type="float" office:value="0.230824593461585">
            <text:p>0.231</text:p>
          </table:table-cell>
          <table:table-cell table:style-name="ce17" office:value-type="float" office:value="0.77326968973747">
            <text:p>0.773</text:p>
          </table:table-cell>
          <table:table-cell table:style-name="ce17" office:value-type="float" office:value="0.76959619952494">
            <text:p>0.770</text:p>
          </table:table-cell>
          <table:table-cell table:style-name="ce17" office:value-type="float" office:value="0.771428571428571">
            <text:p>0.771</text:p>
          </table:table-cell>
          <table:table-cell table:style-name="ce7" table:formula="of:=(1+[.$B$1]*[.$B$1])*[.J10]*[.K10]/(([.$B$1]*[.$B$1]*[.J10])+[.K10])" office:value-type="float" office:value="0.770143097864649">
            <text:p>0.770</text:p>
          </table:table-cell>
          <table:table-cell table:style-name="ce7" office:value-type="float" office:value="0.604651162790697">
            <text:p>0.605</text:p>
          </table:table-cell>
          <table:table-cell table:style-name="ce7" office:value-type="float" office:value="0.368141592920354">
            <text:p>0.368</text:p>
          </table:table-cell>
          <table:table-cell table:style-name="ce7" office:value-type="float" office:value="0.457645764576457">
            <text:p>0.458</text:p>
          </table:table-cell>
          <table:table-cell table:style-name="ce7" table:formula="of:=(1+[.$B$1]*[.$B$1])*[.N10]*[.O10]/(([.$B$1]*[.$B$1]*[.N10])+[.O10])" office:value-type="float" office:value="0.391003460475128">
            <text:p>0.391</text:p>
          </table:table-cell>
          <table:table-cell table:style-name="ce7" office:value-type="float" office:value="0.884615384615384">
            <text:p>0.885</text:p>
          </table:table-cell>
          <table:table-cell table:style-name="ce7" office:value-type="float" office:value="0.600950118764845">
            <text:p>0.601</text:p>
          </table:table-cell>
          <table:table-cell table:style-name="ce7" office:value-type="float" office:value="0.715700141442715">
            <text:p>0.716</text:p>
          </table:table-cell>
          <table:table-cell table:style-name="ce7" table:formula="of:=(1+[.$B$1]*[.$B$1])*[.R10]*[.S10]/(([.$B$1]*[.$B$1]*[.R10])+[.S10])" office:value-type="float" office:value="0.631206019165108">
            <text:p>0.631</text:p>
          </table:table-cell>
          <table:table-cell table:style-name="ce7" office:value-type="float" office:value="0.379609544468546">
            <text:p>0.380</text:p>
          </table:table-cell>
          <table:table-cell table:style-name="ce7" office:value-type="float" office:value="0.309734513274336">
            <text:p>0.310</text:p>
          </table:table-cell>
          <table:table-cell table:style-name="ce7" office:value-type="float" office:value="0.341130604288499">
            <text:p>0.341</text:p>
          </table:table-cell>
          <table:table-cell table:style-name="ce7" table:formula="of:=(1+[.$B$1]*[.$B$1])*[.V10]*[.W10]/(([.$B$1]*[.$B$1]*[.V10])+[.W10])" office:value-type="float" office:value="0.318498040366415">
            <text:p>0.318</text:p>
          </table:table-cell>
          <table:table-cell table:number-columns-repeated="999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7" office:value-type="float" office:value="0.76875">
            <text:p>0.769</text:p>
          </table:table-cell>
          <table:table-cell table:style-name="ce7" office:value-type="float" office:value="0.706896551724137">
            <text:p>0.707</text:p>
          </table:table-cell>
          <table:table-cell table:style-name="ce7" office:value-type="float" office:value="0.736526946107784">
            <text:p>0.737</text:p>
          </table:table-cell>
          <table:table-cell table:style-name="ce7" table:formula="of:=(1+[.$B$1]*[.$B$1])*[.B11]*[.C11]/(([.$B$1]*[.$B$1]*[.B11])+[.C11])" office:value-type="float" office:value="0.715502068560267">
            <text:p>0.716</text:p>
          </table:table-cell>
          <table:table-cell table:style-name="ce7" office:value-type="float" office:value="0.304466727438468">
            <text:p>0.304</text:p>
          </table:table-cell>
          <table:table-cell table:style-name="ce7" office:value-type="float" office:value="0.306703397612488">
            <text:p>0.307</text:p>
          </table:table-cell>
          <table:table-cell table:style-name="ce7" office:value-type="float" office:value="0.305580969807868">
            <text:p>0.306</text:p>
          </table:table-cell>
          <table:table-cell table:style-name="ce7" table:formula="of:=(1+[.$B$1]*[.$B$1])*[.F11]*[.G11]/(([.$B$1]*[.$B$1]*[.F11])+[.G11])" office:value-type="float" office:value="0.306366970237866">
            <text:p>0.306</text:p>
          </table:table-cell>
          <table:table-cell table:style-name="ce17" office:value-type="float" office:value="0.86144578313253">
            <text:p>0.861</text:p>
          </table:table-cell>
          <table:table-cell table:style-name="ce17" office:value-type="float" office:value="0.82183908045977">
            <text:p>0.822</text:p>
          </table:table-cell>
          <table:table-cell table:style-name="ce17" office:value-type="float" office:value="0.841176470588235">
            <text:p>0.841</text:p>
          </table:table-cell>
          <table:table-cell table:style-name="ce7" table:formula="of:=(1+[.$B$1]*[.$B$1])*[.J11]*[.K11]/(([.$B$1]*[.$B$1]*[.J11])+[.K11])" office:value-type="float" office:value="0.827526429593536">
            <text:p>0.828</text:p>
          </table:table-cell>
          <table:table-cell table:style-name="ce7" office:value-type="float" office:value="0.309107635694572">
            <text:p>0.309</text:p>
          </table:table-cell>
          <table:table-cell table:style-name="ce7" office:value-type="float" office:value="0.308539944903581">
            <text:p>0.309</text:p>
          </table:table-cell>
          <table:table-cell table:style-name="ce7" office:value-type="float" office:value="0.308823529411764">
            <text:p>0.309</text:p>
          </table:table-cell>
          <table:table-cell table:style-name="ce7" table:formula="of:=(1+[.$B$1]*[.$B$1])*[.N11]*[.O11]/(([.$B$1]*[.$B$1]*[.N11])+[.O11])" office:value-type="float" office:value="0.308624671553384">
            <text:p>0.309</text:p>
          </table:table-cell>
          <table:table-cell table:style-name="ce7" office:value-type="float" office:value="0.894736842105263">
            <text:p>0.895</text:p>
          </table:table-cell>
          <table:table-cell table:style-name="ce7" office:value-type="float" office:value="0.781609195402298">
            <text:p>0.782</text:p>
          </table:table-cell>
          <table:table-cell table:style-name="ce7" office:value-type="float" office:value="0.834355828220858">
            <text:p>0.834</text:p>
          </table:table-cell>
          <table:table-cell table:style-name="ce7" table:formula="of:=(1+[.$B$1]*[.$B$1])*[.R11]*[.S11]/(([.$B$1]*[.$B$1]*[.R11])+[.S11])" office:value-type="float" office:value="0.796666147660997">
            <text:p>0.797</text:p>
          </table:table-cell>
          <table:table-cell table:style-name="ce7" office:value-type="float" office:value="0.326286764705882">
            <text:p>0.326</text:p>
          </table:table-cell>
          <table:table-cell table:style-name="ce7" office:value-type="float" office:value="0.325987144168962">
            <text:p>0.326</text:p>
          </table:table-cell>
          <table:table-cell table:style-name="ce7" office:value-type="float" office:value="0.326136885622416">
            <text:p>0.326</text:p>
          </table:table-cell>
          <table:table-cell table:style-name="ce7" table:formula="of:=(1+[.$B$1]*[.$B$1])*[.V11]*[.W11]/(([.$B$1]*[.$B$1]*[.V11])+[.W11])" office:value-type="float" office:value="0.326031896894358">
            <text:p>0.326</text:p>
          </table:table-cell>
          <table:table-cell table:number-columns-repeated="999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7" office:value-type="float" office:value="0.712328767123287">
            <text:p>0.712</text:p>
          </table:table-cell>
          <table:table-cell table:style-name="ce7" office:value-type="float" office:value="0.597701149425287">
            <text:p>0.598</text:p>
          </table:table-cell>
          <table:table-cell table:style-name="ce7" office:value-type="float" office:value="0.65">
            <text:p>0.650</text:p>
          </table:table-cell>
          <table:table-cell table:style-name="ce7" table:formula="of:=(1+[.$B$1]*[.$B$1])*[.B12]*[.C12]/(([.$B$1]*[.$B$1]*[.B12])+[.C12])" office:value-type="float" office:value="0.612432907524339">
            <text:p>0.612</text:p>
          </table:table-cell>
          <table:table-cell table:style-name="ce7" office:value-type="float" office:value="0.977707006369426">
            <text:p>0.978</text:p>
          </table:table-cell>
          <table:table-cell table:style-name="ce7" office:value-type="float" office:value="0.976152623211446">
            <text:p>0.976</text:p>
          </table:table-cell>
          <table:table-cell table:style-name="ce7" office:value-type="float" office:value="0.976929196499602">
            <text:p>0.977</text:p>
          </table:table-cell>
          <table:table-cell table:style-name="ce7" table:formula="of:=(1+[.$B$1]*[.$B$1])*[.F12]*[.G12]/(([.$B$1]*[.$B$1]*[.F12])+[.G12])" office:value-type="float" office:value="0.97638466039204">
            <text:p>0.976</text:p>
          </table:table-cell>
          <table:table-cell table:style-name="ce17" office:value-type="float" office:value="0.63903743315508">
            <text:p>0.639</text:p>
          </table:table-cell>
          <table:table-cell table:style-name="ce17" office:value-type="float" office:value="0.549425287356321">
            <text:p>0.549</text:p>
          </table:table-cell>
          <table:table-cell table:style-name="ce17" office:value-type="float" office:value="0.590852904820766">
            <text:p>0.591</text:p>
          </table:table-cell>
          <table:table-cell table:style-name="ce7" table:formula="of:=(1+[.$B$1]*[.$B$1])*[.J12]*[.K12]/(([.$B$1]*[.$B$1]*[.J12])+[.K12])" office:value-type="float" office:value="0.561188795212118">
            <text:p>0.561</text:p>
          </table:table-cell>
          <table:table-cell table:style-name="ce7" office:value-type="float" office:value="0.986538461538461">
            <text:p>0.987</text:p>
          </table:table-cell>
          <table:table-cell table:style-name="ce7" office:value-type="float" office:value="0.978696343402225">
            <text:p>0.979</text:p>
          </table:table-cell>
          <table:table-cell table:style-name="ce7" office:value-type="float" office:value="0.982601755786113">
            <text:p>0.983</text:p>
          </table:table-cell>
          <table:table-cell table:style-name="ce7" table:formula="of:=(1+[.$B$1]*[.$B$1])*[.N12]*[.O12]/(([.$B$1]*[.$B$1]*[.N12])+[.O12])" office:value-type="float" office:value="0.979860659650028">
            <text:p>0.980</text:p>
          </table:table-cell>
          <table:table-cell table:style-name="ce7" office:value-type="float" office:value="0.621776504297994">
            <text:p>0.622</text:p>
          </table:table-cell>
          <table:table-cell table:style-name="ce7" office:value-type="float" office:value="0.498850574712643">
            <text:p>0.499</text:p>
          </table:table-cell>
          <table:table-cell table:style-name="ce7" office:value-type="float" office:value="0.553571428571428">
            <text:p>0.554</text:p>
          </table:table-cell>
          <table:table-cell table:style-name="ce7" table:formula="of:=(1+[.$B$1]*[.$B$1])*[.R12]*[.S12]/(([.$B$1]*[.$B$1]*[.R12])+[.S12])" office:value-type="float" office:value="0.514041875804504">
            <text:p>0.514</text:p>
          </table:table-cell>
          <table:table-cell table:style-name="ce7" office:value-type="float" office:value="0.986825192802056">
            <text:p>0.987</text:p>
          </table:table-cell>
          <table:table-cell table:style-name="ce7" office:value-type="float" office:value="0.976470588235294">
            <text:p>0.976</text:p>
          </table:table-cell>
          <table:table-cell table:style-name="ce7" office:value-type="float" office:value="0.981620584944861">
            <text:p>0.982</text:p>
          </table:table-cell>
          <table:table-cell table:style-name="ce7" table:formula="of:=(1+[.$B$1]*[.$B$1])*[.V12]*[.W12]/(([.$B$1]*[.$B$1]*[.V12])+[.W12])" office:value-type="float" office:value="0.978004574439255">
            <text:p>0.978</text:p>
          </table:table-cell>
          <table:table-cell table:number-columns-repeated="999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7" office:value-type="float" office:value="0.59927797833935">
            <text:p>0.599</text:p>
          </table:table-cell>
          <table:table-cell table:style-name="ce7" office:value-type="float" office:value="0.551495016611295">
            <text:p>0.551</text:p>
          </table:table-cell>
          <table:table-cell table:style-name="ce7" office:value-type="float" office:value="0.57439446366782">
            <text:p>0.574</text:p>
          </table:table-cell>
          <table:table-cell table:style-name="ce7" table:formula="of:=(1+[.$B$1]*[.$B$1])*[.B13]*[.C13]/(([.$B$1]*[.$B$1]*[.B13])+[.C13])" office:value-type="float" office:value="0.558147456727558">
            <text:p>0.558</text:p>
          </table:table-cell>
          <table:table-cell table:style-name="ce7" office:value-type="float" office:value="0.854942233632862">
            <text:p>0.855</text:p>
          </table:table-cell>
          <table:table-cell table:style-name="ce7" office:value-type="float" office:value="0.803377563329312">
            <text:p>0.803</text:p>
          </table:table-cell>
          <table:table-cell table:style-name="ce7" office:value-type="float" office:value="0.828358208955223">
            <text:p>0.828</text:p>
          </table:table-cell>
          <table:table-cell table:style-name="ce7" table:formula="of:=(1+[.$B$1]*[.$B$1])*[.F13]*[.G13]/(([.$B$1]*[.$B$1]*[.F13])+[.G13])" office:value-type="float" office:value="0.810686525361786">
            <text:p>0.811</text:p>
          </table:table-cell>
          <table:table-cell table:style-name="ce17" office:value-type="float" office:value="0.574144486692015">
            <text:p>0.574</text:p>
          </table:table-cell>
          <table:table-cell table:style-name="ce17" office:value-type="float" office:value="0.501661129568106">
            <text:p>0.502</text:p>
          </table:table-cell>
          <table:table-cell table:style-name="ce17" office:value-type="float" office:value="0.535460992907801">
            <text:p>0.535</text:p>
          </table:table-cell>
          <table:table-cell table:style-name="ce7" table:formula="of:=(1+[.$B$1]*[.$B$1])*[.J13]*[.K13]/(([.$B$1]*[.$B$1]*[.J13])+[.K13])" office:value-type="float" office:value="0.511310276054759">
            <text:p>0.511</text:p>
          </table:table-cell>
          <table:table-cell table:style-name="ce7" office:value-type="float" office:value="0.832386363636363">
            <text:p>0.832</text:p>
          </table:table-cell>
          <table:table-cell table:style-name="ce7" office:value-type="float" office:value="0.706875753920386">
            <text:p>0.707</text:p>
          </table:table-cell>
          <table:table-cell table:style-name="ce7" office:value-type="float" office:value="0.764514024787997">
            <text:p>0.765</text:p>
          </table:table-cell>
          <table:table-cell table:style-name="ce7" table:formula="of:=(1+[.$B$1]*[.$B$1])*[.N13]*[.O13]/(([.$B$1]*[.$B$1]*[.N13])+[.O13])" office:value-type="float" office:value="0.723175716007289">
            <text:p>0.723</text:p>
          </table:table-cell>
          <table:table-cell table:style-name="ce7" office:value-type="float" office:value="0.606936416184971">
            <text:p>0.607</text:p>
          </table:table-cell>
          <table:table-cell table:style-name="ce7" office:value-type="float" office:value="0.348837209302325">
            <text:p>0.349</text:p>
          </table:table-cell>
          <table:table-cell table:style-name="ce7" office:value-type="float" office:value="0.443037974683544">
            <text:p>0.443</text:p>
          </table:table-cell>
          <table:table-cell table:style-name="ce7" table:formula="of:=(1+[.$B$1]*[.$B$1])*[.R13]*[.S13]/(([.$B$1]*[.$B$1]*[.R13])+[.S13])" office:value-type="float" office:value="0.372516941132393">
            <text:p>0.373</text:p>
          </table:table-cell>
          <table:table-cell table:style-name="ce7" office:value-type="float" office:value="0.933962264150943">
            <text:p>0.934</text:p>
          </table:table-cell>
          <table:table-cell table:style-name="ce7" office:value-type="float" office:value="0.716525934861278">
            <text:p>0.717</text:p>
          </table:table-cell>
          <table:table-cell table:style-name="ce7" office:value-type="float" office:value="0.810921501706484">
            <text:p>0.811</text:p>
          </table:table-cell>
          <table:table-cell table:style-name="ce7" table:formula="of:=(1+[.$B$1]*[.$B$1])*[.V13]*[.W13]/(([.$B$1]*[.$B$1]*[.V13])+[.W13])" office:value-type="float" office:value="0.742360731483548">
            <text:p>0.742</text:p>
          </table:table-cell>
          <table:table-cell table:number-columns-repeated="999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0.686514886164623">
            <text:p>0.687</text:p>
          </table:table-cell>
          <table:table-cell table:style-name="ce7" office:value-type="float" office:value="0.705035971223021">
            <text:p>0.705</text:p>
          </table:table-cell>
          <table:table-cell table:style-name="ce7" office:value-type="float" office:value="0.695652173913043">
            <text:p>0.696</text:p>
          </table:table-cell>
          <table:table-cell table:style-name="ce7" table:formula="of:=(1+[.$B$1]*[.$B$1])*[.B14]*[.C14]/(([.$B$1]*[.$B$1]*[.B14])+[.C14])" office:value-type="float" office:value="0.702204141527667">
            <text:p>0.702</text:p>
          </table:table-cell>
          <table:table-cell table:style-name="ce7" office:value-type="float" office:value="0.719064231479581">
            <text:p>0.719</text:p>
          </table:table-cell>
          <table:table-cell table:style-name="ce7" office:value-type="float" office:value="0.585268080841823">
            <text:p>0.585</text:p>
          </table:table-cell>
          <table:table-cell table:style-name="ce7" office:value-type="float" office:value="0.645303867403314">
            <text:p>0.645</text:p>
          </table:table-cell>
          <table:table-cell table:style-name="ce7" table:formula="of:=(1+[.$B$1]*[.$B$1])*[.F14]*[.G14]/(([.$B$1]*[.$B$1]*[.F14])+[.G14])" office:value-type="float" office:value="0.602012445751488">
            <text:p>0.602</text:p>
          </table:table-cell>
          <table:table-cell table:style-name="ce17" office:value-type="float" office:value="0.786036036036036">
            <text:p>0.786</text:p>
          </table:table-cell>
          <table:table-cell table:style-name="ce17" office:value-type="float" office:value="0.627697841726618">
            <text:p>0.628</text:p>
          </table:table-cell>
          <table:table-cell table:style-name="ce17" office:value-type="float" office:value="0.698">
            <text:p>0.698</text:p>
          </table:table-cell>
          <table:table-cell table:style-name="ce7" table:formula="of:=(1+[.$B$1]*[.$B$1])*[.J14]*[.K14]/(([.$B$1]*[.$B$1]*[.J14])+[.K14])" office:value-type="float" office:value="0.647185482959326">
            <text:p>0.647</text:p>
          </table:table-cell>
          <table:table-cell table:style-name="ce7" office:value-type="float" office:value="0.609731113956466">
            <text:p>0.610</text:p>
          </table:table-cell>
          <table:table-cell table:style-name="ce7" office:value-type="float" office:value="0.397695005845999">
            <text:p>0.398</text:p>
          </table:table-cell>
          <table:table-cell table:style-name="ce7" office:value-type="float" office:value="0.481399110392236">
            <text:p>0.481</text:p>
          </table:table-cell>
          <table:table-cell table:style-name="ce7" table:formula="of:=(1+[.$B$1]*[.$B$1])*[.N14]*[.O14]/(([.$B$1]*[.$B$1]*[.N14])+[.O14])" office:value-type="float" office:value="0.419501839679202">
            <text:p>0.420</text:p>
          </table:table-cell>
          <table:table-cell table:style-name="ce7" office:value-type="float" office:value="0.780260707635009">
            <text:p>0.780</text:p>
          </table:table-cell>
          <table:table-cell table:style-name="ce7" office:value-type="float" office:value="0.753597122302158">
            <text:p>0.754</text:p>
          </table:table-cell>
          <table:table-cell table:style-name="ce7" office:value-type="float" office:value="0.766697163769441">
            <text:p>0.767</text:p>
          </table:table-cell>
          <table:table-cell table:style-name="ce7" table:formula="of:=(1+[.$B$1]*[.$B$1])*[.R14]*[.S14]/(([.$B$1]*[.$B$1]*[.R14])+[.S14])" office:value-type="float" office:value="0.757466396057748">
            <text:p>0.757</text:p>
          </table:table-cell>
          <table:table-cell table:style-name="ce7" office:value-type="float" office:value="0.8">
            <text:p>0.800</text:p>
          </table:table-cell>
          <table:table-cell table:style-name="ce7" office:value-type="float" office:value="0.473693001503257">
            <text:p>0.474</text:p>
          </table:table-cell>
          <table:table-cell table:style-name="ce7" office:value-type="float" office:value="0.595048258497692">
            <text:p>0.595</text:p>
          </table:table-cell>
          <table:table-cell table:style-name="ce7" table:formula="of:=(1+[.$B$1]*[.$B$1])*[.V14]*[.W14]/(([.$B$1]*[.$B$1]*[.V14])+[.W14])" office:value-type="float" office:value="0.504449838148054">
            <text:p>0.504</text:p>
          </table:table-cell>
          <table:table-cell table:number-columns-repeated="999"/>
        </table:table-row>
        <table:table-row table:style-name="ro1">
          <table:table-cell table:style-name="ce3" office:value-type="string">
            <text:p>avg</text:p>
          </table:table-cell>
          <table:table-cell table:style-name="ce8" table:formula="of:=AVERAGE([.B5:.B14])" office:value-type="float" office:value="0.596266741957496">
            <text:p>0.596</text:p>
          </table:table-cell>
          <table:table-cell table:style-name="ce8" table:formula="of:=AVERAGE([.C5:.C14])" office:value-type="float" office:value="0.488261942773219">
            <text:p>0.488</text:p>
          </table:table-cell>
          <table:table-cell table:style-name="ce8" table:formula="of:=AVERAGE([.D5:.D14])" office:value-type="float" office:value="0.53208180104326">
            <text:p>0.532</text:p>
          </table:table-cell>
          <table:table-cell table:style-name="ce8" table:formula="of:=AVERAGE([.E5:.E14])" office:value-type="float" office:value="0.499969973370834">
            <text:p>0.500</text:p>
          </table:table-cell>
          <table:table-cell table:style-name="ce8" table:formula="of:=AVERAGE([.F5:.F14])" office:value-type="float" office:value="0.718755102144545">
            <text:p>0.719</text:p>
          </table:table-cell>
          <table:table-cell table:style-name="ce8" table:formula="of:=AVERAGE([.G5:.G14])" office:value-type="float" office:value="0.582092978860091">
            <text:p>0.582</text:p>
          </table:table-cell>
          <table:table-cell table:style-name="ce8" table:formula="of:=AVERAGE([.H5:.H14])" office:value-type="float" office:value="0.63699952611021">
            <text:p>0.637</text:p>
          </table:table-cell>
          <table:table-cell table:style-name="ce8" table:formula="of:=AVERAGE([.I5:.I14])" office:value-type="float" office:value="0.596766872161872">
            <text:p>0.597</text:p>
          </table:table-cell>
          <table:table-cell table:style-name="ce8" table:formula="of:=AVERAGE([.J5:.J14])" office:value-type="float" office:value="0.668210765478376">
            <text:p>0.668</text:p>
          </table:table-cell>
          <table:table-cell table:style-name="ce8" table:formula="of:=AVERAGE([.K5:.K14])" office:value-type="float" office:value="0.568695093181303">
            <text:p>0.569</text:p>
          </table:table-cell>
          <table:table-cell table:style-name="ce8" table:formula="of:=AVERAGE([.L5:.L14])" office:value-type="float" office:value="0.61096590921157">
            <text:p>0.611</text:p>
          </table:table-cell>
          <table:table-cell table:style-name="ce8" table:formula="of:=AVERAGE([.M5:.M14])" office:value-type="float" office:value="0.580264297225326">
            <text:p>0.580</text:p>
          </table:table-cell>
          <table:table-cell table:style-name="ce8" table:formula="of:=AVERAGE([.N5:.N14])" office:value-type="float" office:value="0.687588853009222">
            <text:p>0.688</text:p>
          </table:table-cell>
          <table:table-cell table:style-name="ce8" table:formula="of:=AVERAGE([.O5:.O14])" office:value-type="float" office:value="0.509424391293037">
            <text:p>0.509</text:p>
          </table:table-cell>
          <table:table-cell table:style-name="ce8" table:formula="of:=AVERAGE([.P5:.P14])" office:value-type="float" office:value="0.570988374538936">
            <text:p>0.571</text:p>
          </table:table-cell>
          <table:table-cell table:style-name="ce8" table:formula="of:=AVERAGE([.Q5:.Q14])" office:value-type="float" office:value="0.524938911179018">
            <text:p>0.525</text:p>
          </table:table-cell>
          <table:table-cell table:style-name="ce8" table:formula="of:=AVERAGE([.R5:.R14])" office:value-type="float" office:value="0.678837291874165">
            <text:p>0.679</text:p>
          </table:table-cell>
          <table:table-cell table:style-name="ce8" table:formula="of:=AVERAGE([.S5:.S14])" office:value-type="float" office:value="0.51904244875218">
            <text:p>0.519</text:p>
          </table:table-cell>
          <table:table-cell table:style-name="ce8" table:formula="of:=AVERAGE([.T5:.T14])" office:value-type="float" office:value="0.581715339672435">
            <text:p>0.582</text:p>
          </table:table-cell>
          <table:table-cell table:style-name="ce8" table:formula="of:=AVERAGE([.U5:.U14])" office:value-type="float" office:value="0.535444785455985">
            <text:p>0.535</text:p>
          </table:table-cell>
          <table:table-cell table:style-name="ce8" table:formula="of:=AVERAGE([.V5:.V14])" office:value-type="float" office:value="0.760807949558034">
            <text:p>0.761</text:p>
          </table:table-cell>
          <table:table-cell table:style-name="ce8" table:formula="of:=AVERAGE([.W5:.W14])" office:value-type="float" office:value="0.573438644231414">
            <text:p>0.573</text:p>
          </table:table-cell>
          <table:table-cell table:style-name="ce8" table:formula="of:=AVERAGE([.X5:.X14])" office:value-type="float" office:value="0.645813112667956">
            <text:p>0.646</text:p>
          </table:table-cell>
          <table:table-cell table:style-name="ce8" table:formula="of:=AVERAGE([.Y5:.Y14])" office:value-type="float" office:value="0.592234110744125">
            <text:p>0.592</text:p>
          </table:table-cell>
          <table:table-cell table:number-columns-repeated="99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8000" number:language="en" number:country="GB">
      <number:number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18">18/07/2024</text:date>, <text:time>11:57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7-18T11:57:49.03</dc:date>
    <dc:creator>Quim Motger</dc:creator>
    <meta:generator>OpenOffice/4.1.15$Win32 OpenOffice.org_project/4115m2$Build-9813</meta:generator>
    <meta:editing-duration>PT7M50S</meta:editing-duration>
    <meta:editing-cycles>4</meta:editing-cycles>
    <meta:document-statistic meta:table-count="1" meta:cell-count="308" meta:object-count="0"/>
  </office:meta>
</office:document-meta>
</file>